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lwgMono" svg:font-family="TlwgMono" style:font-pitch="fixed"/>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d5b4" officeooo:paragraph-rsid="0006d5b4" style:font-size-asian="14pt" style:font-weight-asian="bold" style:font-size-complex="14pt" style:font-weight-complex="bold"/>
    </style:style>
    <style:style style:name="P2" style:family="paragraph" style:parent-style-name="Standard" style:list-style-name="L2">
      <style:paragraph-properties fo:text-align="start" style:justify-single-word="false"/>
      <style:text-properties fo:font-size="12pt" style:text-underline-style="none" fo:font-weight="bold" officeooo:rsid="0006d5b4" officeooo:paragraph-rsid="0006d5b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06d5b4" officeooo:paragraph-rsid="0006d5b4" style:font-size-asian="10.5pt" style:font-weight-asian="bold" style:font-size-complex="12pt" style:font-weight-complex="bold"/>
    </style:style>
    <style:style style:name="P4" style:family="paragraph" style:parent-style-name="Standard" style:list-style-name="L7">
      <style:paragraph-properties fo:text-align="start" style:justify-single-word="false"/>
      <style:text-properties fo:font-size="12pt" style:text-underline-style="none" fo:font-weight="bold" officeooo:rsid="0008a992" officeooo:paragraph-rsid="0008a992" style:font-size-asian="10.5pt" style:font-weight-asian="bold" style:font-size-complex="12pt" style:font-weight-complex="bold"/>
    </style:style>
    <style:style style:name="P5" style:family="paragraph" style:parent-style-name="Standard" style:list-style-name="L7">
      <style:paragraph-properties fo:text-align="start" style:justify-single-word="false"/>
      <style:text-properties fo:font-size="12pt" style:text-underline-style="none" fo:font-weight="bold" officeooo:rsid="0008a992" officeooo:paragraph-rsid="000a61d5" style:font-size-asian="10.5pt" style:font-weight-asian="bold" style:font-size-complex="12pt" style:font-weight-complex="bold"/>
    </style:style>
    <style:style style:name="P6" style:family="paragraph" style:parent-style-name="Standard" style:list-style-name="L7">
      <style:paragraph-properties fo:text-align="start" style:justify-single-word="false"/>
      <style:text-properties fo:font-size="12pt" style:text-underline-style="none" fo:font-weight="bold" officeooo:rsid="0008a992" officeooo:paragraph-rsid="000bdeb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08a992" officeooo:paragraph-rsid="0008a992"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bold" officeooo:rsid="0008a992" officeooo:paragraph-rsid="000a61d5"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08a992" officeooo:paragraph-rsid="000bdebe" style:font-size-asian="10.5pt" style:font-weight-asian="bold" style:font-size-complex="12pt" style:font-weight-complex="bold"/>
    </style:style>
    <style:style style:name="P10" style:family="paragraph" style:parent-style-name="Standard">
      <style:paragraph-properties fo:text-align="end" style:justify-single-word="false"/>
      <style:text-properties style:font-name="TlwgMono" fo:font-size="14pt" style:text-underline-style="none" fo:font-weight="bold" officeooo:rsid="001a84c1" officeooo:paragraph-rsid="001a84c1"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officeooo:paragraph-rsid="0008a992"/>
    </style:style>
    <style:style style:name="P12" style:family="paragraph" style:parent-style-name="Text_20_body" style:list-style-name="L6">
      <style:paragraph-properties fo:text-align="start" style:justify-single-word="false"/>
      <style:text-properties officeooo:paragraph-rsid="0008a992"/>
    </style:style>
    <style:style style:name="P13" style:family="paragraph" style:parent-style-name="Text_20_body" style:list-style-name="L6">
      <style:paragraph-properties fo:text-align="start" style:justify-single-word="false"/>
      <style:text-properties officeooo:paragraph-rsid="0014f51c"/>
    </style:style>
    <style:style style:name="P14" style:family="paragraph" style:parent-style-name="Text_20_body" style:list-style-name="L9">
      <style:paragraph-properties fo:text-align="start" style:justify-single-word="false"/>
      <style:text-properties officeooo:paragraph-rsid="0008a992"/>
    </style:style>
    <style:style style:name="P15" style:family="paragraph" style:parent-style-name="Text_20_body">
      <style:paragraph-properties fo:text-align="start" style:justify-single-word="false"/>
      <style:text-properties officeooo:paragraph-rsid="000a61d5"/>
    </style:style>
    <style:style style:name="P16" style:family="paragraph" style:parent-style-name="Text_20_body" style:list-style-name="L11">
      <style:paragraph-properties fo:text-align="start" style:justify-single-word="false"/>
      <style:text-properties officeooo:paragraph-rsid="000a61d5"/>
    </style:style>
    <style:style style:name="P17" style:family="paragraph" style:parent-style-name="Text_20_body" style:list-style-name="L20">
      <style:paragraph-properties fo:text-align="start" style:justify-single-word="false"/>
      <style:text-properties officeooo:paragraph-rsid="000d51d4"/>
    </style:style>
    <style:style style:name="P18" style:family="paragraph" style:parent-style-name="Text_20_body" style:list-style-name="L20">
      <style:paragraph-properties fo:text-align="start" style:justify-single-word="false"/>
      <style:text-properties officeooo:paragraph-rsid="001286e8"/>
    </style:style>
    <style:style style:name="P19" style:family="paragraph" style:parent-style-name="Text_20_body" style:list-style-name="L20">
      <style:paragraph-properties fo:text-align="start" style:justify-single-word="false"/>
      <style:text-properties officeooo:paragraph-rsid="0013578c"/>
    </style:style>
    <style:style style:name="P20" style:family="paragraph" style:parent-style-name="Text_20_body" style:list-style-name="L11">
      <style:paragraph-properties fo:text-align="start" style:justify-single-word="false"/>
      <style:text-properties fo:color="#666666" loext:opacity="100%" fo:font-size="10pt" fo:font-style="italic" officeooo:paragraph-rsid="000a61d5" style:font-size-asian="10pt" style:font-style-asian="italic" style:font-size-complex="10pt" style:font-style-complex="italic"/>
    </style:style>
    <style:style style:name="P21" style:family="paragraph" style:parent-style-name="Text_20_body" style:list-style-name="L9">
      <style:paragraph-properties fo:text-align="start" style:justify-single-word="false"/>
      <style:text-properties fo:color="#666666" loext:opacity="100%" fo:font-size="10pt" fo:font-style="italic" officeooo:paragraph-rsid="0008a992" style:font-size-asian="10pt" style:font-style-asian="italic" style:font-size-complex="10pt" style:font-style-complex="italic"/>
    </style:style>
    <style:style style:name="P22" style:family="paragraph" style:parent-style-name="Text_20_body" style:list-style-name="L6">
      <style:paragraph-properties fo:text-align="start" style:justify-single-word="false"/>
      <style:text-properties fo:color="#666666" loext:opacity="100%" fo:font-size="10pt" fo:font-style="italic" officeooo:paragraph-rsid="0014f51c" style:font-size-asian="10pt" style:font-style-asian="italic" style:font-size-complex="10pt" style:font-style-complex="italic"/>
    </style:style>
    <style:style style:name="T1" style:family="text">
      <style:text-properties fo:font-size="12pt" style:text-underline-style="none" fo:font-weight="normal" officeooo:rsid="0006d5b4" style:font-size-asian="10.5pt" style:font-weight-asian="normal" style:font-size-complex="12pt" style:font-weight-complex="normal"/>
    </style:style>
    <style:style style:name="T2" style:family="text">
      <style:text-properties fo:font-size="12pt" style:text-underline-style="none" fo:font-weight="normal" officeooo:rsid="0008a992" style:font-size-asian="10.5pt" style:font-weight-asian="normal" style:font-size-complex="12pt" style:font-weight-complex="normal"/>
    </style:style>
    <style:style style:name="T3" style:family="text">
      <style:text-properties fo:font-size="12pt" style:text-underline-style="none" fo:font-weight="bold" officeooo:rsid="0014f51c" style:font-size-asian="10.5pt" style:font-weight-asian="bold" style:font-size-complex="12pt" style:font-weight-complex="bold"/>
    </style:style>
    <style:style style:name="T4" style:family="text">
      <style:text-properties officeooo:rsid="000a61d5"/>
    </style:style>
    <style:style style:name="T5" style:family="text">
      <style:text-properties officeooo:rsid="000bdebe"/>
    </style:style>
    <style:style style:name="T6" style:family="text">
      <style:text-properties loext:padding="0.049cm" loext:border="0.06pt solid #d9d9e3"/>
    </style:style>
    <style:style style:name="T7" style:family="text">
      <style:text-properties fo:font-weight="bold" style:font-weight-asian="bold" style:font-weight-complex="bold"/>
    </style:style>
    <style:style style:name="T8" style:family="text">
      <style:text-properties fo:font-weight="bold" officeooo:rsid="0014f51c"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0pt" style:font-size-asian="10pt" style:font-size-complex="10pt" loext:padding="0.049cm" loext:border="0.06pt solid #d9d9e3"/>
    </style:style>
    <style:style style:name="T11" style:family="text">
      <style:text-properties fo:font-size="10pt" fo:font-style="italic" style:font-size-asian="10pt" style:font-style-asian="italic" style:font-size-complex="10pt" style:font-style-complex="italic" loext:padding="0.049cm" loext:border="0.06pt solid #d9d9e3"/>
    </style:style>
    <style:style style:name="T12" style:family="text">
      <style:text-properties fo:color="#666666" loext:opacity="100%" fo:font-size="10pt" fo:font-style="italic" style:font-size-asian="10pt" style:font-style-asian="italic" style:font-size-complex="10pt" style:font-style-complex="italic" loext:padding="0.049cm" loext:border="0.06pt solid #d9d9e3"/>
    </style:style>
    <style:style style:name="T13" style:family="text">
      <style:text-properties fo:color="#666666" loext:opacity="100%" fo:font-size="10pt" fo:font-style="italic" style:text-underline-style="none" fo:font-weight="normal" officeooo:rsid="0008a992" style:font-size-asian="10pt" style:font-style-asian="italic" style:font-weight-asian="normal" style:font-size-complex="10pt" style:font-style-complex="italic" style:font-weight-complex="normal" loext:padding="0.049cm" loext:border="0.06pt solid #d9d9e3"/>
    </style:style>
    <style:style style:name="T14" style:family="text">
      <style:text-properties style:text-underline-style="none"/>
    </style:style>
    <style:style style:name="T15" style:family="text">
      <style:text-properties style:text-underline-style="solid" style:text-underline-type="double" style:text-underline-width="auto" style:text-underline-color="font-color"/>
    </style:style>
    <style:style style:name="T16" style:family="text">
      <style:text-properties fo:color="#ff4000" loext:opacity="100%"/>
    </style:style>
    <style:style style:name="T17" style:family="text">
      <style:text-properties fo:color="#ff4000" loext:opacity="100%" style:text-underline-style="none"/>
    </style:style>
    <style:style style:name="T18" style:family="text">
      <style:text-properties fo:color="#ff4000" loext:opacity="100%" fo:font-weight="bold" style:font-weight-asian="bold" style:font-weight-complex="bold"/>
    </style:style>
    <style:style style:name="T19" style:family="text">
      <style:text-properties fo:color="#ff4000" loext:opacity="100%" fo:font-size="10pt" fo:font-style="italic" style:font-size-asian="10pt" style:font-style-asian="italic" style:font-size-complex="10pt" style:font-style-complex="italic" loext:padding="0.049cm" loext:border="0.06pt solid #d9d9e3"/>
    </style:style>
    <style:style style:name="T20" style:family="text">
      <style:text-properties fo:color="#ff4000" loext:opacity="100%" fo:font-size="10pt" fo:font-style="italic" style:text-underline-style="none" fo:font-weight="normal" officeooo:rsid="0008a992" style:font-size-asian="10pt" style:font-style-asian="italic" style:font-weight-asian="normal" style:font-size-complex="10pt" style:font-style-complex="italic" style:font-weight-complex="normal" loext:padding="0.049cm" loext:border="0.06pt solid #d9d9e3"/>
    </style:style>
    <style:style style:name="T21" style:family="text">
      <style:text-properties fo:color="#ff0000" loext:opacity="100%"/>
    </style:style>
    <style:style style:name="T22" style:family="text">
      <style:text-properties fo:color="#ff0000" loext:opacity="100%" style:text-underline-style="none"/>
    </style:style>
    <style:style style:name="T23" style:family="text">
      <style:text-properties fo:color="#ff0000" loext:opacity="100%" fo:font-weight="bold" style:font-weight-asian="bold" style:font-weight-complex="bold"/>
    </style:style>
    <style:style style:name="T24" style:family="text">
      <style:text-properties fo:color="#ff0000" loext:opacity="100%" fo:font-size="10pt" fo:font-style="italic" style:font-size-asian="10pt" style:font-style-asian="italic" style:font-size-complex="10pt" style:font-style-complex="italic" loext:padding="0.049cm" loext:border="0.06pt solid #d9d9e3"/>
    </style:style>
    <style:style style:name="T25" style:family="text">
      <style:text-properties fo:color="#ff0000" loext:opacity="100%" fo:font-size="10pt" fo:font-style="italic" style:text-underline-style="none" fo:font-weight="normal" officeooo:rsid="0008a992" style:font-size-asian="10pt" style:font-style-asian="italic" style:font-weight-asian="normal" style:font-size-complex="10pt" style:font-style-complex="italic" style:font-weight-complex="normal" loext:padding="0.049cm" loext:border="0.06pt solid #d9d9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HERCHE(2) ANALYSE ET CONCEPTION DES DONNEES</text:p>
      <text:p text:style-name="P1"/>
      <text:list xml:id="list204052004" text:style-name="L2">
        <text:list-item>
          <text:p text:style-name="P2">ALGEBRE RELATIONNELLE</text:p>
        </text:list-item>
      </text:list>
      <text:p text:style-name="P3"/>
      <text:p text:style-name="P11"><text:span text:style-name="T1">L'algèbre relationnelle est un ensemble d'opérations mathématiques permettant de manipuler les relations dans une base de données relationnelle. Ces opérations sont très importantes pour les requêtes SQL car elles permettent de combiner les données de différentes tables. Voici une brève description des principales opérations de l'algèbre relationnelle :</text:span></text:p>
      <text:list xml:id="list3358545071" text:style-name="L6">
        <text:list-item>
          <text:p text:style-name="P13"><text:span text:style-name="T7">Sélection</text:span> : permet de sélectionner les lignes qui satisfont une condition donnée. La syntaxe en SQL est la suivante : </text:p>
          <text:p text:style-name="P22"><text:span text:style-name="T22">SELECT</text:span> * <text:span text:style-name="T21">FROM</text:span> table <text:span text:style-name="T21">WHERE</text:span> condition;</text:p>
        </text:list-item>
        <text:list-item>
          <text:p text:style-name="P13"><text:span text:style-name="T7">Projection</text:span> : permet de sélectionner les colonnes qui nous intéressent. La syntaxe en SQL est la suivante : </text:p>
          <text:p text:style-name="P22"><text:span text:style-name="T21">SELECT</text:span> colonne1, colonne2 <text:span text:style-name="T21">FROM</text:span> table;</text:p>
        </text:list-item>
        <text:list-item>
          <text:p text:style-name="P13"><text:span text:style-name="T7">Produit cartésien </text:span>: permet de combiner toutes les lignes de deux tables. La syntaxe en SQL est la suivante : </text:p>
          <text:p text:style-name="P22"><text:span text:style-name="T21">SELECT</text:span> * <text:span text:style-name="T21">FROM</text:span> table1, table2;</text:p>
        </text:list-item>
        <text:list-item>
          <text:p text:style-name="P13"><text:span text:style-name="T7">Union</text:span> : permet de combiner les lignes de deux tables en éliminant les doublons. La syntaxe en SQL est la suivante : </text:p>
          <text:p text:style-name="P22"><text:span text:style-name="T21">SELECT</text:span> * <text:span text:style-name="T21">FROM</text:span> table1 <text:span text:style-name="T21">UNION</text:span> <text:span text:style-name="T21">SELECT</text:span> * <text:span text:style-name="T21">FROM</text:span> table2;</text:p>
        </text:list-item>
        <text:list-item>
          <text:p text:style-name="P13"><text:span text:style-name="T7">Différence</text:span> : permet de sélectionner les lignes qui sont dans une table mais pas dans l'autre. La syntaxe en SQL est la suivante : </text:p>
          <text:p text:style-name="P22"><text:span text:style-name="T21">SELECT</text:span> * <text:span text:style-name="T21">FROM</text:span> table1 <text:span text:style-name="T21">EXCEPT</text:span> <text:span text:style-name="T21">SELECT</text:span> * <text:span text:style-name="T21">FROM</text:span> table2;</text:p>
        </text:list-item>
        <text:list-item>
          <text:p text:style-name="P13"><text:span text:style-name="T7">Intersection</text:span> : permet de sélectionner les lignes qui sont communes à deux tables. La syntaxe en SQL est la suivante : </text:p>
          <text:p text:style-name="P22"><text:span text:style-name="T21">SELECT</text:span> * <text:span text:style-name="T21">FROM</text:span> table1 <text:span text:style-name="T21">INTERSECT</text:span> <text:span text:style-name="T21">SELECT</text:span> * <text:span text:style-name="T21">FROM</text:span> table2;</text:p>
        </text:list-item>
        <text:list-item>
          <text:p text:style-name="P12"><text:span text:style-name="T7">Division</text:span> : permet de sélectionner les lignes d'une table qui correspondent à toutes les valeurs d'une autre table. La syntaxe en SQL est plus complexe et nécessite une sous-requête ;</text:p>
        </text:list-item>
        <text:list-item>
          <text:p text:style-name="P13"><text:span text:style-name="T7">Jointure (s)</text:span> : permet de combiner les lignes de deux tables en utilisant une condition de jointure. Les types de jointures les plus courants en SQL sont la jointure interne, la jointure externe gauche, la jointure externe droite et la jointure externe complète. La syntaxe en SQL est la suivante : </text:p>
          <text:p text:style-name="P22"><text:span text:style-name="T21">SELECT</text:span> * <text:span text:style-name="T21">FROM</text:span> table1 <text:span text:style-name="T21">JOIN</text:span> table2 <text:span text:style-name="T21">ON</text:span> condition_de_jointure.</text:p>
        </text:list-item>
      </text:list>
      <text:p text:style-name="P11"/>
      <text:list xml:id="list3622910962" text:style-name="L7">
        <text:list-item>
          <text:p text:style-name="P4">LANGAGE DE <text:s/>DEFINITION DES DONNEES (LDD)</text:p>
        </text:list-item>
      </text:list>
      <text:p text:style-name="P7"/>
      <text:p text:style-name="P11"><text:span text:style-name="T2">Le Langage de Définition des Données (LDD) est une partie du langage SQL qui permet de définir et de manipuler la structure d'une base de données. Voici quelques-unes des principales instructions du LDD :</text:span></text:p>
      <text:list xml:id="list1484012670" text:style-name="L9">
        <text:list-item>
          <text:p text:style-name="P14"><text:soft-page-break/><text:span text:style-name="T7">CREATE</text:span> : permet de créer des objets dans la base de données tels que des tables, des vues, des index, etc. La syntaxe pour créer une table est la suivante :</text:p>
          <text:p text:style-name="P21"><text:span text:style-name="T21">CREATE TABLE</text:span> nom_table ( colonne1 type_de_donnee, colonne2 type_de_donnee, ... );</text:p>
        </text:list-item>
        <text:list-item>
          <text:p text:style-name="P14"><text:span text:style-name="T7">DROP</text:span> : permet de supprimer des objets de la base de données, tels que des tables, des vues, des index, etc. La syntaxe pour supprimer une table est la suivante :</text:p>
          <text:p text:style-name="P21"><text:span text:style-name="T21">DROP TABLE</text:span> nom_table;</text:p>
        </text:list-item>
        <text:list-item>
          <text:p text:style-name="P14"><text:span text:style-name="T7">ALTER</text:span> : permet de modifier la structure d'un objet existant dans la base de données, comme ajouter ou supprimer une colonne d'une table, modifier le type de données d'une colonne, etc. La syntaxe pour ajouter une colonne à une table est la suivante :</text:p>
          <text:p text:style-name="P21"><text:span text:style-name="T21">ALTER TABLE </text:span>nom_table <text:span text:style-name="T21">ADD</text:span> colonne type_de_donnee;</text:p>
        </text:list-item>
        <text:list-item>
          <text:p text:style-name="P14"><text:span text:style-name="T7">RENAME</text:span> : permet de renommer un objet existant dans la base de données, comme renommer une table, une colonne ou un index. La syntaxe pour renommer une table est la suivante :</text:p>
          <text:p text:style-name="P21"><text:span text:style-name="T21">RENAME</text:span> nom_table <text:span text:style-name="T21">TO</text:span> nouveau_nom_table;</text:p>
        </text:list-item>
        <text:list-item>
          <text:p text:style-name="P14"><text:span text:style-name="T7">TRUNCATE</text:span> : permet de supprimer toutes les lignes d'une table, mais de conserver sa structure. C'est plus rapide que l'instruction DROP TABLE suivie de CREATE TABLE pour recréer la table. La syntaxe pour vider une table est la suivante :</text:p>
          <text:p text:style-name="P21"><text:span text:style-name="T21">TRUNCATE</text:span> <text:span text:style-name="T21">TABLE</text:span> nom_table;</text:p>
        </text:list-item>
      </text:list>
      <text:p text:style-name="P11"/>
      <text:list xml:id="list223946455952522" text:continue-list="list3622910962" text:style-name="L7">
        <text:list-item>
          <text:p text:style-name="P5">LANGAGE DE <text:s/><text:span text:style-name="T4">MANIPULATION</text:span> DES DONNEES (L<text:span text:style-name="T4">M</text:span>D)</text:p>
        </text:list-item>
      </text:list>
      <text:p text:style-name="P8"/>
      <text:p text:style-name="P15"><text:span text:style-name="T2">Le Langage de Manipulation de Données (LMD) est une partie du langage SQL qui permet d'effectuer des opérations de manipulation sur les données dans une base de données. Voici les principales instructions du LMD :</text:span></text:p>
      <text:list xml:id="list314075299" text:style-name="L11">
        <text:list-item>
          <text:p text:style-name="P16"><text:span text:style-name="T7">INSERT</text:span> : permet d'insérer de nouvelles lignes de données dans une table. La syntaxe pour insérer des données dans une table est la suivante :</text:p>
          <text:p text:style-name="P20"><text:span text:style-name="T21">INSERT</text:span> <text:span text:style-name="T21">INTO</text:span> nom_table (colonne1, colonne2, ...) <text:span text:style-name="T21">VALUES</text:span> (valeur1, valeur2, ...);</text:p>
        </text:list-item>
        <text:list-item>
          <text:p text:style-name="P16"><text:span text:style-name="T7">UPDATE</text:span> : permet de modifier les valeurs des colonnes dans une ou plusieurs lignes d'une table. La syntaxe pour mettre à jour des données dans une table est la suivante :</text:p>
          <text:p text:style-name="P20"><text:span text:style-name="T23">UPDATE</text:span> nom_table <text:span text:style-name="T21">SET</text:span> colonne1 = nouvelle_valeur1, colonne2 = nouvelle_valeur2, ... <text:span text:style-name="T21">WHERE</text:span> condition;</text:p>
          <text:p text:style-name="P16">La clause WHERE est utilisée pour spécifier la condition qui détermine les lignes à mettre à jour. Si aucune clause WHERE n'est spécifiée, toutes les lignes de la table seront mises à jour.</text:p>
        </text:list-item>
        <text:list-item>
          <text:p text:style-name="P16"><text:span text:style-name="T7">DELETE</text:span> : permet de supprimer une ou plusieurs lignes d'une table. La syntaxe pour supprimer des données d'une table est la suivante :</text:p>
          <text:p text:style-name="P20"><text:span text:style-name="T21">DELETE</text:span> <text:span text:style-name="T21">FROM</text:span> nom_table <text:span text:style-name="T21">WHERE</text:span> condition;</text:p>
          <text:p text:style-name="P16">La clause WHERE est utilisée pour spécifier la condition qui détermine les lignes à supprimer. Si aucune clause WHERE n'est spécifiée, toutes les lignes de la table seront supprimées.</text:p>
        </text:list-item>
      </text:list>
      <text:p text:style-name="P15"><text:soft-page-break/></text:p>
      <text:list xml:id="list223946748853798" text:continue-list="list223946455952522" text:style-name="L7">
        <text:list-item>
          <text:p text:style-name="P6">LANGAGE D’<text:span text:style-name="T5">INTERROGATION</text:span> DES DONNEES (L<text:span text:style-name="T4">M</text:span>D)</text:p>
        </text:list-item>
      </text:list>
      <text:list xml:id="list2268539553" text:style-name="L20">
        <text:list-item>
          <text:p text:style-name="P17"><text:span text:style-name="T3">JOINTURE</text:span><text:span text:style-name="T2"> : Supposons que nous avons deux tables, "Customers" et "Orders", avec une colonne commune "customer_id". Pour obtenir des informations sur les commandes passées par chaque client, nous pouvons utiliser une jointure :</text:span></text:p>
          <text:p text:style-name="P17"><text:span text:style-name="Source_20_Text"><text:span text:style-name="T24">SELECT</text:span></text:span><text:span text:style-name="Source_20_Text"><text:span text:style-name="T12"> Customers.customer_id, Customers.customer_name, Orders.order_date, Orders.order_amount</text:span></text:span></text:p>
          <text:p text:style-name="P17"><text:span text:style-name="Source_20_Text"><text:span text:style-name="T24">FROM</text:span></text:span><text:span text:style-name="Source_20_Text"><text:span text:style-name="T12"> Customers</text:span></text:span></text:p>
          <text:p text:style-name="P17"><text:span text:style-name="Source_20_Text"><text:span text:style-name="T24">JOIN</text:span></text:span><text:span text:style-name="Source_20_Text"><text:span text:style-name="T12"> Orders</text:span></text:span></text:p>
          <text:p text:style-name="P17"><text:span text:style-name="Source_20_Text"><text:span text:style-name="T25">ON</text:span></text:span><text:span text:style-name="Source_20_Text"><text:span text:style-name="T13"> Customers.customer_id = Orders.customer_id;</text:span></text:span></text:p>
        </text:list-item>
        <text:list-item>
          <text:p text:style-name="P17"><text:span text:style-name="T8">PROJECTION</text:span> : Pour sélectionner uniquement les colonnes "customer_name" et "customer_city" de la table "Customers", nous pouvons utiliser la projection :</text:p>
          <text:p text:style-name="P17"><text:span text:style-name="Source_20_Text"><text:span text:style-name="T24">SELECT</text:span></text:span><text:span text:style-name="Source_20_Text"><text:span text:style-name="T12"> customer_name, customer_city</text:span></text:span></text:p>
          <text:p text:style-name="P17"><text:span text:style-name="Source_20_Text"><text:span text:style-name="T24">FROM</text:span></text:span><text:span text:style-name="Source_20_Text"><text:span text:style-name="T12"> Customers;</text:span></text:span></text:p>
        </text:list-item>
        <text:list-item>
          <text:p text:style-name="P17"><text:span text:style-name="T9">Sous-requête </text:span>: Pour obtenir les informations sur les clients qui ont passé des commandes pour un produit spécifique, nous pouvons utiliser une sous-requête :</text:p>
          <text:p text:style-name="P17"><text:span text:style-name="Source_20_Text"><text:span text:style-name="T24">SELECT</text:span></text:span><text:span text:style-name="Source_20_Text"><text:span text:style-name="T12"> customer_name</text:span></text:span></text:p>
          <text:p text:style-name="P17"><text:span text:style-name="Source_20_Text"><text:span text:style-name="T24">FROM</text:span></text:span><text:span text:style-name="Source_20_Text"><text:span text:style-name="T12"> Customers</text:span></text:span></text:p>
          <text:p text:style-name="P17"><text:span text:style-name="Source_20_Text"><text:span text:style-name="T24">WHERE</text:span></text:span><text:span text:style-name="Source_20_Text"><text:span text:style-name="T12"> customer_id IN (</text:span></text:span><text:span text:style-name="Source_20_Text"><text:span text:style-name="T24">SELECT</text:span></text:span><text:span text:style-name="Source_20_Text"><text:span text:style-name="T12"> customer_id </text:span></text:span><text:span text:style-name="Source_20_Text"><text:span text:style-name="T24">FROM</text:span></text:span><text:span text:style-name="Source_20_Text"><text:span text:style-name="T12"> Orders </text:span></text:span><text:span text:style-name="Source_20_Text"><text:span text:style-name="T24">WHERE</text:span></text:span><text:span text:style-name="Source_20_Text"><text:span text:style-name="T12"> product_name = 'T-shirt');</text:span></text:span></text:p>
        </text:list-item>
        <text:list-item>
          <text:p text:style-name="P18"><text:span text:style-name="T7">Alias (AS) </text:span>: Pour renommer la colonne "customer_name" en "name" dans le résultat de la requête, nous pouvons utiliser un alias :</text:p>
          <text:p text:style-name="P18"><text:span text:style-name="Source_20_Text"><text:span text:style-name="T24">SELECT</text:span></text:span><text:span text:style-name="Source_20_Text"><text:span text:style-name="T12"> customer_name </text:span></text:span><text:span text:style-name="Source_20_Text"><text:span text:style-name="T24">AS</text:span></text:span><text:span text:style-name="Source_20_Text"><text:span text:style-name="T12"> name, customer_city</text:span></text:span></text:p>
          <text:p text:style-name="P18"><text:span text:style-name="Source_20_Text"><text:span text:style-name="T24">FROM</text:span></text:span><text:span text:style-name="Source_20_Text"><text:span text:style-name="T12"> Customers;</text:span></text:span></text:p>
        </text:list-item>
        <text:list-item>
          <text:p text:style-name="P18">Commande <text:span text:style-name="T7">UNION</text:span> : Pour combiner les résultats de deux requêtes SELECT, nous pouvons utiliser la commande UNION :</text:p>
          <text:p text:style-name="P18"><text:span text:style-name="Source_20_Text"><text:span text:style-name="T24">SELECT</text:span></text:span><text:span text:style-name="Source_20_Text"><text:span text:style-name="T12"> customer_name, customer_city</text:span></text:span></text:p>
          <text:p text:style-name="P18"><text:span text:style-name="Source_20_Text"><text:span text:style-name="T24">FROM</text:span></text:span><text:span text:style-name="Source_20_Text"><text:span text:style-name="T12"> Customers</text:span></text:span></text:p>
          <text:p text:style-name="P18"><text:span text:style-name="Source_20_Text"><text:span text:style-name="T24">WHERE</text:span></text:span><text:span text:style-name="Source_20_Text"><text:span text:style-name="T12"> customer_city = 'Paris'</text:span></text:span></text:p>
          <text:p text:style-name="P18"><text:span text:style-name="Source_20_Text"><text:span text:style-name="T24">UNION</text:span></text:span></text:p>
          <text:p text:style-name="P18"><text:span text:style-name="Source_20_Text"><text:span text:style-name="T24">SELECT</text:span></text:span><text:span text:style-name="Source_20_Text"><text:span text:style-name="T12"> customer_name, customer_city</text:span></text:span></text:p>
          <text:p text:style-name="P18"><text:span text:style-name="Source_20_Text"><text:span text:style-name="T24">FROM</text:span></text:span><text:span text:style-name="Source_20_Text"><text:span text:style-name="T12"> Customers</text:span></text:span></text:p>
          <text:p text:style-name="P18"><text:span text:style-name="Source_20_Text"><text:span text:style-name="T24">WHERE</text:span></text:span><text:span text:style-name="Source_20_Text"><text:span text:style-name="T12"> customer_city = 'London';</text:span></text:span></text:p>
        </text:list-item>
        <text:list-item>
          <text:p text:style-name="P18"><text:soft-page-break/>Commande <text:span text:style-name="T7">GROUP BY </text:span>: Pour regrouper les commandes par année et calculer le montant total pour chaque année, nous pouvons utiliser la commande GROUP BY :</text:p>
          <text:p text:style-name="P18"><text:span text:style-name="Source_20_Text"><text:span text:style-name="T24">SELECT</text:span></text:span><text:span text:style-name="Source_20_Text"><text:span text:style-name="T12"> YEAR(order_date) </text:span></text:span><text:span text:style-name="Source_20_Text"><text:span text:style-name="T24">AS</text:span></text:span><text:span text:style-name="Source_20_Text"><text:span text:style-name="T12"> year, </text:span></text:span><text:span text:style-name="Source_20_Text"><text:span text:style-name="T24">SUM</text:span></text:span><text:span text:style-name="Source_20_Text"><text:span text:style-name="T12">(order_amount) </text:span></text:span><text:span text:style-name="Source_20_Text"><text:span text:style-name="T24">AS</text:span></text:span><text:span text:style-name="Source_20_Text"><text:span text:style-name="T12"> total_amount</text:span></text:span></text:p>
          <text:p text:style-name="P18"><text:span text:style-name="Source_20_Text"><text:span text:style-name="T24">FROM</text:span></text:span><text:span text:style-name="Source_20_Text"><text:span text:style-name="T12"> Orders</text:span></text:span></text:p>
          <text:p text:style-name="P18"><text:span text:style-name="Source_20_Text"><text:span text:style-name="T24">GROUP</text:span></text:span><text:span text:style-name="Source_20_Text"><text:span text:style-name="T12"> </text:span></text:span><text:span text:style-name="Source_20_Text"><text:span text:style-name="T24">BY</text:span></text:span><text:span text:style-name="Source_20_Text"><text:span text:style-name="T12"> YEAR(order_date);</text:span></text:span></text:p>
        </text:list-item>
        <text:list-item>
          <text:p text:style-name="P18">Commande <text:span text:style-name="T7">ORDER BY</text:span> : Pour trier les clients par ordre alphabétique de nom, nous pouvons utiliser la commande ORDER BY :</text:p>
          <text:p text:style-name="P18"><text:span text:style-name="Source_20_Text"><text:span text:style-name="T24">SELECT</text:span></text:span><text:span text:style-name="Source_20_Text"><text:span text:style-name="T12"> customer_name, customer_city</text:span></text:span></text:p>
          <text:p text:style-name="P18"><text:span text:style-name="Source_20_Text"><text:span text:style-name="T24">FROM</text:span></text:span><text:span text:style-name="Source_20_Text"><text:span text:style-name="T12"> Customers</text:span></text:span></text:p>
          <text:p text:style-name="P18"><text:span text:style-name="Source_20_Text"><text:span text:style-name="T24">ORDER</text:span></text:span><text:span text:style-name="Source_20_Text"><text:span text:style-name="T12"> </text:span></text:span><text:span text:style-name="Source_20_Text"><text:span text:style-name="T24">BY</text:span></text:span><text:span text:style-name="Source_20_Text"><text:span text:style-name="T12"> customer_name </text:span></text:span><text:span text:style-name="Source_20_Text"><text:span text:style-name="T24">ASC</text:span></text:span><text:span text:style-name="Source_20_Text"><text:span text:style-name="T12">;</text:span></text:span></text:p>
        </text:list-item>
        <text:list-item>
          <text:p text:style-name="P18">Commande <text:span text:style-name="T7">HAVING</text:span> : Pour filtrer les commandes par année et retourner uniquement les années avec un montant total supérieur à 10000, nous pouvons utiliser la commande HAVING :</text:p>
          <text:p text:style-name="P18"><text:span text:style-name="Source_20_Text"><text:span text:style-name="T24">SELECT</text:span></text:span><text:span text:style-name="Source_20_Text"><text:span text:style-name="T12"> YEAR(order_date) </text:span></text:span><text:span text:style-name="Source_20_Text"><text:span text:style-name="T24">AS</text:span></text:span><text:span text:style-name="Source_20_Text"><text:span text:style-name="T12"> year, </text:span></text:span><text:span text:style-name="Source_20_Text"><text:span text:style-name="T24">SUM</text:span></text:span><text:span text:style-name="Source_20_Text"><text:span text:style-name="T12">(order_amount) </text:span></text:span><text:span text:style-name="Source_20_Text"><text:span text:style-name="T24">AS</text:span></text:span><text:span text:style-name="Source_20_Text"><text:span text:style-name="T12"> total_amount</text:span></text:span></text:p>
          <text:p text:style-name="P19"><text:span text:style-name="Source_20_Text"><text:span text:style-name="T24">FROM</text:span></text:span><text:span text:style-name="Source_20_Text"><text:span text:style-name="T12"> Orders</text:span></text:span></text:p>
          <text:p text:style-name="P19"><text:span text:style-name="Source_20_Text"><text:span text:style-name="T24">GROUP</text:span></text:span><text:span text:style-name="Source_20_Text"><text:span text:style-name="T12"> </text:span></text:span><text:span text:style-name="Source_20_Text"><text:span text:style-name="T24">BY</text:span></text:span><text:span text:style-name="Source_20_Text"><text:span text:style-name="T12"> YEAR(order_date)</text:span></text:span></text:p>
          <text:p text:style-name="P19"><text:span text:style-name="Source_20_Text"><text:span text:style-name="T24">HAVING</text:span></text:span><text:span text:style-name="Source_20_Text"><text:span text:style-name="T12"> total_amount &gt; 10000;</text:span></text:span></text:p>
        </text:list-item>
        <text:list-item>
          <text:p text:style-name="P19">Fonction <text:span text:style-name="T7">DISTINCT</text:span> : Utilisée pour sélectionner uniquement des valeurs distinctes dans une colonne. Par exemple :</text:p>
          <text:p text:style-name="P19"><text:span text:style-name="Source_20_Text"><text:span text:style-name="T24">SELECT</text:span></text:span><text:span text:style-name="Source_20_Text"><text:span text:style-name="T12"> </text:span></text:span><text:span text:style-name="Source_20_Text"><text:span text:style-name="T24">DISTINCT</text:span></text:span><text:span text:style-name="Source_20_Text"><text:span text:style-name="T12"> pays </text:span></text:span><text:span text:style-name="Source_20_Text"><text:span text:style-name="T24">FROM</text:span></text:span><text:span text:style-name="Source_20_Text"><text:span text:style-name="T12"> utilisateurs;</text:span></text:span></text:p>
        </text:list-item>
        <text:list-item>
          <text:p text:style-name="P19"><text:span text:style-name="T7">COUNT</text:span> : Utilisé pour compter le nombre de lignes ou d'éléments dans une colonne. Par exemple :</text:p>
          <text:p text:style-name="P19"><text:span text:style-name="Source_20_Text"><text:span text:style-name="T24">SELECT</text:span></text:span><text:span text:style-name="Source_20_Text"><text:span text:style-name="T12"> COUNT(*) </text:span></text:span><text:span text:style-name="Source_20_Text"><text:span text:style-name="T24">FROM</text:span></text:span><text:span text:style-name="Source_20_Text"><text:span text:style-name="T12"> utilisateurs;</text:span></text:span></text:p>
        </text:list-item>
        <text:list-item>
          <text:p text:style-name="P19"><text:span text:style-name="T7">LIMIT</text:span> : Utilisé pour limiter le nombre de lignes retournées par une requête. Par exemple :</text:p>
          <text:p text:style-name="P19"><text:span text:style-name="Source_20_Text"><text:span text:style-name="T24">SELECT</text:span></text:span><text:span text:style-name="Source_20_Text"><text:span text:style-name="T12"> * </text:span></text:span><text:span text:style-name="Source_20_Text"><text:span text:style-name="T24">FROM</text:span></text:span><text:span text:style-name="Source_20_Text"><text:span text:style-name="T12"> utilisateurs </text:span></text:span><text:span text:style-name="Source_20_Text"><text:span text:style-name="T24">LIMIT</text:span></text:span><text:span text:style-name="Source_20_Text"><text:span text:style-name="T12"> 10;</text:span></text:span></text:p>
        </text:list-item>
        <text:list-item>
          <text:p text:style-name="P19"><text:span text:style-name="T7">LIKE %% (B%A)</text:span> : Utilisé pour rechercher des valeurs qui correspondent à un modèle spécifié à l'aide de caractères de remplacement. Par exemple, pour rechercher des noms commençant par "B" et se terminant par "A", vous pouvez utiliser :</text:p>
          <text:p text:style-name="P19"><text:span text:style-name="Source_20_Text"><text:span text:style-name="T24">SELECT</text:span></text:span><text:span text:style-name="Source_20_Text"><text:span text:style-name="T12"> * </text:span></text:span><text:span text:style-name="Source_20_Text"><text:span text:style-name="T24">FROM</text:span></text:span><text:span text:style-name="Source_20_Text"><text:span text:style-name="T12"> utilisateurs </text:span></text:span><text:span text:style-name="Source_20_Text"><text:span text:style-name="T24">WHERE</text:span></text:span><text:span text:style-name="Source_20_Text"><text:span text:style-name="T12"> nom </text:span></text:span><text:span text:style-name="Source_20_Text"><text:span text:style-name="T24">LIKE</text:span></text:span><text:span text:style-name="Source_20_Text"><text:span text:style-name="T12"> 'B%A';</text:span></text:span></text:p>
        </text:list-item>
        <text:list-item>
          <text:p text:style-name="P19"><text:span text:style-name="T7">IN &amp; NOT IN</text:span> : Utilisés pour spécifier plusieurs valeurs possibles dans une condition WHERE. Par exemple :</text:p>
          <text:p text:style-name="P19"><text:span text:style-name="Source_20_Text"><text:span text:style-name="T24">SELECT</text:span></text:span><text:span text:style-name="Source_20_Text"><text:span text:style-name="T12"> * </text:span></text:span><text:span text:style-name="Source_20_Text"><text:span text:style-name="T24">FROM</text:span></text:span><text:span text:style-name="Source_20_Text"><text:span text:style-name="T12"> utilisateurs </text:span></text:span><text:span text:style-name="Source_20_Text"><text:span text:style-name="T24">WHERE</text:span></text:span><text:span text:style-name="Source_20_Text"><text:span text:style-name="T12"> pays </text:span></text:span><text:span text:style-name="Source_20_Text"><text:span text:style-name="T24">IN</text:span></text:span><text:span text:style-name="Source_20_Text"><text:span text:style-name="T12"> ('France', 'Allemagne', 'Espagne');</text:span></text:span></text:p>
        </text:list-item>
        <text:list-item>
          <text:p text:style-name="P19"><text:span text:style-name="T7">BETWEEN</text:span> : Utilisé pour spécifier une plage de valeurs dans une condition WHERE. Par exemple :</text:p>
          <text:p text:style-name="P19"><text:soft-page-break/><text:span text:style-name="Source_20_Text"><text:span text:style-name="T24">SELECT</text:span></text:span><text:span text:style-name="Source_20_Text"><text:span text:style-name="T12"> * </text:span></text:span><text:span text:style-name="Source_20_Text"><text:span text:style-name="T24">FROM</text:span></text:span><text:span text:style-name="Source_20_Text"><text:span text:style-name="T12"> utilisateurs </text:span></text:span><text:span text:style-name="Source_20_Text"><text:span text:style-name="T24">WHERE</text:span></text:span><text:span text:style-name="Source_20_Text"><text:span text:style-name="T12"> age </text:span></text:span><text:span text:style-name="Source_20_Text"><text:span text:style-name="T24">BETWEEN</text:span></text:span><text:span text:style-name="Source_20_Text"><text:span text:style-name="T12"> 18 </text:span></text:span><text:span text:style-name="Source_20_Text"><text:span text:style-name="T24">AND</text:span></text:span><text:span text:style-name="Source_20_Text"><text:span text:style-name="T12"> 30;</text:span></text:span></text:p>
        </text:list-item>
        <text:list-item>
          <text:p text:style-name="P19"><text:span text:style-name="T7">AVG</text:span> : Utilisé pour calculer la moyenne des valeurs d'une colonne numérique. Par exemple :</text:p>
          <text:p text:style-name="P19"><text:span text:style-name="Source_20_Text"><text:span text:style-name="T24">SELECT</text:span></text:span><text:span text:style-name="Source_20_Text"><text:span text:style-name="T12"> </text:span></text:span><text:span text:style-name="Source_20_Text"><text:span text:style-name="T24">AVG</text:span></text:span><text:span text:style-name="Source_20_Text"><text:span text:style-name="T12">(salaire) </text:span></text:span><text:span text:style-name="Source_20_Text"><text:span text:style-name="T24">FROM</text:span></text:span><text:span text:style-name="Source_20_Text"><text:span text:style-name="T12"> employes;</text:span></text:span></text:p>
        </text:list-item>
        <text:list-item>
          <text:p text:style-name="P19"><text:span text:style-name="T7">MIN</text:span> : Utilisé pour trouver la valeur minimale dans une colonne. Par exemple :</text:p>
          <text:p text:style-name="P19"><text:span text:style-name="Source_20_Text"><text:span text:style-name="T24">SELECT</text:span></text:span><text:span text:style-name="Source_20_Text"><text:span text:style-name="T12"> </text:span></text:span><text:span text:style-name="Source_20_Text"><text:span text:style-name="T24">MIN</text:span></text:span><text:span text:style-name="Source_20_Text"><text:span text:style-name="T12">(prix) </text:span></text:span><text:span text:style-name="Source_20_Text"><text:span text:style-name="T24">FROM</text:span></text:span><text:span text:style-name="Source_20_Text"><text:span text:style-name="T12"> produits;</text:span></text:span></text:p>
        </text:list-item>
        <text:list-item>
          <text:p text:style-name="P19"><text:span text:style-name="T7">MAX</text:span> : Utilisé pour trouver la valeur maximale dans une colonne. Par exemple :</text:p>
          <text:p text:style-name="P19"><text:span text:style-name="Source_20_Text"><text:span text:style-name="T24">SELECT</text:span></text:span><text:span text:style-name="Source_20_Text"><text:span text:style-name="T12"> </text:span></text:span><text:span text:style-name="Source_20_Text"><text:span text:style-name="T24">MAX</text:span></text:span><text:span text:style-name="Source_20_Text"><text:span text:style-name="T12">(quantite) </text:span></text:span><text:span text:style-name="Source_20_Text"><text:span text:style-name="T24">FROM</text:span></text:span><text:span text:style-name="Source_20_Text"><text:span text:style-name="T12"> stock;</text:span></text:span></text:p>
        </text:list-item>
        <text:list-item>
          <text:p text:style-name="P19"><text:span text:style-name="T7">SUM</text:span> : Utilisé pour calculer la somme des valeurs d'une colonne numérique. Par exemple :</text:p>
          <text:p text:style-name="P19"><text:span text:style-name="Source_20_Text"><text:span text:style-name="T24">SELECT</text:span></text:span><text:span text:style-name="Source_20_Text"><text:span text:style-name="T12"> </text:span></text:span><text:span text:style-name="Source_20_Text"><text:span text:style-name="T24">SUM</text:span></text:span><text:span text:style-name="Source_20_Text"><text:span text:style-name="T12">(ventes) </text:span></text:span><text:span text:style-name="Source_20_Text"><text:span text:style-name="T24">FROM</text:span></text:span><text:span text:style-name="Source_20_Text"><text:span text:style-name="T12"> produits;</text:spa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10">Mor Anta S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lwgMono" svg:font-family="Tlwg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8:25:50.014094459</meta:creation-date>
    <dc:date>2023-04-29T22:39:45.014874922</dc:date>
    <meta:editing-duration>PT38M52S</meta:editing-duration>
    <meta:editing-cycles>7</meta:editing-cycles>
    <meta:generator>LibreOffice/7.3.7.2$Linux_X86_64 LibreOffice_project/30$Build-2</meta:generator>
    <meta:document-statistic meta:table-count="0" meta:image-count="0" meta:object-count="0" meta:page-count="5" meta:paragraph-count="98" meta:word-count="1339" meta:character-count="8320" meta:non-whitespace-character-count="7108"/>
  </office:meta>
</office:document-meta>
</file>